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c757"/>
    </style:style>
    <style:style style:name="T1" style:family="text">
      <style:text-properties officeooo:rsid="001cc757"/>
    </style:style>
    <style:style style:name="T2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02122" style:font-name="sans-serif" fo:font-size="10.5pt" fo:letter-spacing="normal" fo:font-style="normal" fo:font-weight="normal" officeooo:rsid="001cc757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 officeooo:rsid="001da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What is </text:span><text:span text:style-name="T2">cooperative sensors </text:span><text:span text:style-name="T3">and Non-cooperative sensor</text:span><text:span text:style-name="T4">s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2:44:46.942225872</meta:creation-date>
    <dc:date>2021-05-17T12:46:57.784299802</dc:date>
    <meta:editing-duration>PT2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8" meta:character-count="59" meta:non-whitespace-character-count="52"/>
  </office:meta>
</office:document-meta>
</file>